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b3b3b3" draw:textarea-horizontal-align="center" draw:textarea-vertical-align="middle"/>
    </style:style>
    <style:style style:name="gr4" style:family="graphic" style:parent-style-name="standard">
      <style:graphic-properties svg:stroke-width="0.1cm" svg:stroke-color="#e6e6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draw:fill="solid" draw:fill-color="#ff9966" draw:textarea-vertical-align="middle" draw:auto-grow-height="false" fo:min-height="0.749cm" fo:min-width="0.499cm"/>
    </style:style>
    <style:style style:name="gr12" style:family="graphic" style:parent-style-name="standard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0pt" fo:font-weight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20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20pt" fo:font-weight="normal"/>
    </style:style>
    <style:style style:name="T3" style:family="text">
      <style:text-properties fo:font-size="20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6" draw:layer="layout" svg:width="3.5cm" svg:height="0.5cm" svg:x="1.05cm" svg:y="8.135cm">
          <text:p text:style-name="P6"/>
        </draw:rect>
        <draw:rect draw:style-name="gr2" draw:text-style-name="P3" draw:id="id1" draw:layer="layout" svg:width="2.5cm" svg:height="1.5cm" svg:x="2.55cm" svg:y="5.135cm">
          <text:p text:style-name="P2"><text:span text:style-name="T1">Server</text:span></text:p>
        </draw:rect>
        <draw:rect draw:style-name="gr2" draw:text-style-name="P3" draw:id="id3" draw:layer="layout" svg:width="2.5cm" svg:height="1.5cm" svg:x="5.55cm" svg:y="5.135cm">
          <text:p text:style-name="P2"><text:span text:style-name="T1">Server</text:span></text:p>
        </draw:rect>
        <draw:rect draw:style-name="gr3" draw:text-style-name="P5" draw:id="id2" draw:layer="layout" svg:width="5cm" svg:height="2.5cm" svg:x="7.55cm" svg:y="1.635cm">
          <text:p text:style-name="P4"><text:span text:style-name="T2">Symbol-Baum</text:span></text:p>
        </draw:rect>
        <draw:rect draw:style-name="gr2" draw:text-style-name="P3" draw:id="id4" draw:layer="layout" svg:width="2.5cm" svg:height="1.5cm" svg:x="12.05cm" svg:y="5.135cm">
          <text:p text:style-name="P2"><text:span text:style-name="T1">virt.</text:span></text:p>
          <text:p text:style-name="P2"><text:span text:style-name="T1">Gerät</text:span></text:p>
        </draw:rect>
        <draw:rect draw:style-name="gr2" draw:text-style-name="P3" draw:id="id5" draw:layer="layout" svg:width="2.5cm" svg:height="1.5cm" svg:x="15.05cm" svg:y="5.135cm">
          <text:p text:style-name="P2"><text:span text:style-name="T1">virt.</text:span></text:p>
          <text:p text:style-name="P2"><text:span text:style-name="T1">Gerät</text:span></text:p>
        </draw:rect>
        <draw:line draw:style-name="gr4" draw:text-style-name="P1" draw:layer="layout" svg:x1="1.55cm" svg:y1="9.135cm" svg:x2="4.05cm" svg:y2="9.135cm">
          <text:p text:style-name="P6"/>
        </draw:line>
        <draw:line draw:style-name="gr4" draw:text-style-name="P1" draw:layer="layout" svg:x1="1.55cm" svg:y1="9.635cm" svg:x2="3.05cm" svg:y2="9.635cm">
          <text:p text:style-name="P6"/>
        </draw:line>
        <draw:line draw:style-name="gr4" draw:text-style-name="P1" draw:layer="layout" svg:x1="1.55cm" svg:y1="10.135cm" svg:x2="3.55cm" svg:y2="10.135cm">
          <text:p text:style-name="P6"/>
        </draw:line>
        <draw:line draw:style-name="gr4" draw:text-style-name="P1" draw:layer="layout" svg:x1="1.55cm" svg:y1="10.635cm" svg:x2="3.05cm" svg:y2="10.635cm">
          <text:p text:style-name="P6"/>
        </draw:line>
        <draw:connector draw:style-name="gr5" draw:text-style-name="P1" draw:layer="layout" svg:x1="3.8cm" svg:y1="5.135cm" svg:x2="7.55cm" svg:y2="2.885cm" draw:start-shape="id1" draw:start-glue-point="0" draw:end-shape="id2" draw:end-glue-point="3">
          <text:p text:style-name="P6"/>
        </draw:connector>
        <draw:connector draw:style-name="gr6" draw:text-style-name="P1" draw:layer="layout" svg:x1="6.8cm" svg:y1="5.135cm" svg:x2="7.55cm" svg:y2="2.885cm" draw:start-shape="id3" draw:start-glue-point="0" draw:end-shape="id2" draw:end-glue-point="3">
          <text:p text:style-name="P6"/>
        </draw:connector>
        <draw:connector draw:style-name="gr5" draw:text-style-name="P1" draw:layer="layout" svg:x1="12.55cm" svg:y1="2.885cm" svg:x2="13.3cm" svg:y2="5.135cm" draw:start-shape="id2" draw:start-glue-point="1" draw:end-shape="id4" draw:end-glue-point="0">
          <text:p text:style-name="P6"/>
        </draw:connector>
        <draw:connector draw:style-name="gr5" draw:text-style-name="P1" draw:layer="layout" svg:x1="12.55cm" svg:y1="2.885cm" svg:x2="16.3cm" svg:y2="5.135cm" draw:start-shape="id2" draw:start-glue-point="1" draw:end-shape="id5" draw:end-glue-point="0">
          <text:p text:style-name="P6"/>
        </draw:connector>
        <draw:rect draw:style-name="gr7" draw:text-style-name="P1" draw:layer="layout" svg:width="16cm" svg:height="6cm" svg:x="2.05cm" svg:y="1.135cm">
          <text:p text:style-name="P6"/>
        </draw:rect>
        <draw:frame draw:style-name="gr8" draw:text-style-name="P6" draw:layer="layout" svg:width="3cm" svg:height="1.25cm" svg:x="2.05cm" svg:y="1.135cm">
          <draw:text-box>
            <text:p text:style-name="P6">PPLT</text:p>
          </draw:text-box>
        </draw:frame>
        <draw:connector draw:style-name="gr9" draw:text-style-name="P1" draw:layer="layout" draw:type="curve" svg:x1="2.8cm" svg:y1="8.135cm" svg:x2="3.8cm" svg:y2="6.635cm" draw:start-shape="id6" draw:start-glue-point="0" draw:end-shape="id1" draw:end-glue-point="2">
          <text:p text:style-name="P6"/>
        </draw:connector>
        <draw:rect draw:style-name="gr10" draw:text-style-name="P1" draw:id="id7" draw:layer="layout" svg:width="3.5cm" svg:height="2.5cm" svg:x="15.55cm" svg:y="9.135cm">
          <text:p text:style-name="P6"/>
        </draw:rect>
        <draw:custom-shape draw:style-name="gr11" draw:text-style-name="P1" draw:layer="layout" svg:width="1.5cm" svg:height="1.5cm" svg:x="16.55cm" svg:y="9.635cm">
          <text:p text:style-name="P6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9" draw:text-style-name="P1" draw:layer="layout" draw:type="curve" svg:x1="16.3cm" svg:y1="6.635cm" svg:x2="17.3cm" svg:y2="9.135cm" draw:start-shape="id5" draw:start-glue-point="2" draw:end-shape="id7" draw:end-glue-point="0">
          <text:p text:style-name="P6"/>
        </draw:connector>
        <draw:rect draw:style-name="gr10" draw:text-style-name="P1" draw:id="id8" draw:layer="layout" svg:width="3.5cm" svg:height="2.5cm" svg:x="10.55cm" svg:y="9.135cm">
          <text:p text:style-name="P6"/>
        </draw:rect>
        <draw:custom-shape draw:style-name="gr11" draw:text-style-name="P1" draw:layer="layout" svg:width="1.5cm" svg:height="1.5cm" svg:x="11.55cm" svg:y="9.635cm">
          <text:p text:style-name="P6"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9" draw:text-style-name="P1" draw:layer="layout" draw:type="curve" svg:x1="13.3cm" svg:y1="6.635cm" svg:x2="12.3cm" svg:y2="9.135cm" draw:start-shape="id4" draw:start-glue-point="2" draw:end-shape="id8">
          <text:p text:style-name="P6"/>
        </draw:connector>
        <draw:rect draw:style-name="gr12" draw:text-style-name="P7" draw:layer="layout" svg:width="3.5cm" svg:height="3cm" svg:x="1.05cm" svg:y="8.635cm">
          <text:p text:style-name="P7"><text:span text:style-name="T3">Client</text:span></text:p>
        </draw:rect>
        <draw:frame draw:style-name="gr13" draw:text-style-name="P8" draw:layer="layout" svg:width="2cm" svg:height="0.725cm" svg:x="12.55cm" svg:y="10.91cm">
          <draw:text-box>
            <text:p text:style-name="P8"><text:span text:style-name="T4">Gerät</text:span></text:p>
          </draw:text-box>
        </draw:frame>
        <draw:frame draw:style-name="gr13" draw:text-style-name="P8" draw:layer="layout" svg:width="2cm" svg:height="0.725cm" svg:x="17.55cm" svg:y="10.91cm">
          <draw:text-box>
            <text:p text:style-name="P8"><text:span text:style-name="T4">Gerä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72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Win32 OpenOffice.org_project/680m104$Build-8913</meta:generator>
    <meta:initial-creator>Hannes Matuschek</meta:initial-creator>
    <meta:creation-date>2005-06-04T00:58:57</meta:creation-date>
    <dc:creator>Hannes Matuschek</dc:creator>
    <dc:date>2005-06-04T01:14:49</dc:date>
    <dc:language>en-US</dc:language>
    <meta:editing-cycles>3</meta:editing-cycles>
    <meta:editing-duration>PT16M22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